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ptos" style:font-name-asian="Aptos" style:font-name-complex="Aptos" fo:color="#000000"/>
    </style:style>
    <style:style style:name="T3" style:parent-style-name="DefaultParagraphFont" style:family="text">
      <style:text-properties style:font-name="Aptos" style:font-name-asian="Aptos" style:font-name-complex="Aptos"/>
    </style:style>
    <style:style style:name="T4" style:parent-style-name="DefaultParagraphFont" style:family="text">
      <style:text-properties style:font-name="Aptos" style:font-name-asian="Aptos" style:font-name-complex="Aptos" fo:color="#000000"/>
    </style:style>
    <style:style style:name="T5" style:parent-style-name="DefaultParagraphFont" style:family="text">
      <style:text-properties style:font-name="Aptos" style:font-name-asian="Aptos" style:font-name-complex="Aptos" fo:color="#000000"/>
    </style:style>
    <style:style style:name="T6" style:parent-style-name="DefaultParagraphFont" style:family="text">
      <style:text-properties style:font-name="Aptos" style:font-name-asian="Aptos" style:font-name-complex="Aptos" fo:color="#000000"/>
    </style:style>
    <style:style style:name="P7" style:parent-style-name="Normal" style:family="paragraph">
      <style:text-properties style:font-name="Aptos" style:font-name-asian="Aptos" style:font-name-complex="Aptos" fo:color="#000000"/>
    </style:style>
    <style:style style:name="P8" style:parent-style-name="Normal" style:family="paragraph">
      <style:text-properties style:font-name="Aptos" style:font-name-asian="Aptos" style:font-name-complex="Aptos" fo:color="#000000"/>
    </style:style>
    <style:style style:name="T9" style:parent-style-name="DefaultParagraphFont" style:family="text">
      <style:text-properties style:font-name="Aptos" style:font-name-asian="Aptos" style:font-name-complex="Aptos" fo:color="#000000"/>
    </style:style>
    <style:style style:name="T10" style:parent-style-name="DefaultParagraphFont" style:family="text">
      <style:text-properties style:font-name="Aptos" style:font-name-asian="Aptos" style:font-name-complex="Aptos" fo:color="#000000"/>
    </style:style>
    <style:style style:name="T11" style:parent-style-name="DefaultParagraphFont" style:family="text">
      <style:text-properties style:font-name="Aptos" style:font-name-asian="Aptos" style:font-name-complex="Aptos" fo:color="#000000"/>
    </style:style>
    <style:style style:name="T12" style:parent-style-name="DefaultParagraphFont" style:family="text">
      <style:text-properties style:font-name="Aptos" style:font-name-asian="Aptos" style:font-name-complex="Aptos" fo:color="#000000"/>
    </style:style>
    <style:style style:name="T13" style:parent-style-name="DefaultParagraphFont" style:family="text">
      <style:text-properties style:font-name="Aptos" style:font-name-asian="Aptos" style:font-name-complex="Aptos" fo:color="#000000"/>
    </style:style>
    <style:style style:name="T14" style:parent-style-name="DefaultParagraphFont" style:family="text">
      <style:text-properties style:font-name="Aptos" style:font-name-asian="Aptos" style:font-name-complex="Aptos" fo:color="#000000"/>
    </style:style>
    <style:style style:name="T15" style:parent-style-name="DefaultParagraphFont" style:family="text">
      <style:text-properties style:font-name="Aptos" style:font-name-asian="Aptos" style:font-name-complex="Aptos" fo:color="#000000"/>
    </style:style>
    <style:style style:name="T16" style:parent-style-name="DefaultParagraphFont" style:family="text">
      <style:text-properties style:font-name="Aptos" style:font-name-asian="Aptos" style:font-name-complex="Aptos" fo:color="#000000"/>
    </style:style>
    <style:style style:name="T17" style:parent-style-name="DefaultParagraphFont" style:family="text">
      <style:text-properties style:font-name="Aptos" style:font-name-asian="Aptos" style:font-name-complex="Aptos" fo:color="#000000"/>
    </style:style>
    <style:style style:name="T18" style:parent-style-name="DefaultParagraphFont" style:family="text">
      <style:text-properties style:font-name="Aptos" style:font-name-asian="Aptos" style:font-name-complex="Aptos" fo:color="#000000"/>
    </style:style>
    <style:style style:name="T19" style:parent-style-name="DefaultParagraphFont" style:family="text">
      <style:text-properties style:font-name="Aptos" style:font-name-asian="Aptos" style:font-name-complex="Aptos" fo:color="#000000"/>
    </style:style>
    <style:style style:name="T20" style:parent-style-name="DefaultParagraphFont" style:family="text">
      <style:text-properties style:font-name="Aptos" style:font-name-asian="Aptos" style:font-name-complex="Aptos" fo:color="#000000"/>
    </style:style>
    <style:style style:name="T21" style:parent-style-name="DefaultParagraphFont" style:family="text">
      <style:text-properties style:font-name="Aptos" style:font-name-asian="Aptos" style:font-name-complex="Aptos" fo:color="#000000"/>
    </style:style>
    <style:style style:name="T22" style:parent-style-name="DefaultParagraphFont" style:family="text">
      <style:text-properties style:font-name="Aptos" style:font-name-asian="Aptos" style:font-name-complex="Aptos" fo:color="#000000"/>
    </style:style>
    <style:style style:name="T23" style:parent-style-name="DefaultParagraphFont" style:family="text">
      <style:text-properties style:font-name="Aptos" style:font-name-asian="Aptos" style:font-name-complex="Aptos" fo:color="#000000"/>
    </style:style>
    <style:style style:name="T24" style:parent-style-name="DefaultParagraphFont" style:family="text">
      <style:text-properties style:font-name="Aptos" style:font-name-asian="Aptos" style:font-name-complex="Aptos" fo:color="#000000"/>
    </style:style>
    <style:style style:name="T25" style:parent-style-name="DefaultParagraphFont" style:family="text">
      <style:text-properties style:font-name="Aptos" style:font-name-asian="Aptos" style:font-name-complex="Aptos" fo:color="#000000"/>
    </style:style>
  </office:automatic-styles>
  <office:body>
    <office:text text:use-soft-page-breaks="true">
      <text:p text:style-name="P1">Skrpit pro druhý díl nul a jedniček: Tranzistory v praxi a klopné obvody</text:p>
      <text:p text:style-name="Normal"><text:span text:style-name="T2">Intro: Baví tě počítače a elketrotechnika ? Rozumíš tomu asi jako tvůj 50 letý otec rozumí moderní hudbě ? Chceš se zlepšit, chceš si osvěžit vědomosti nebo se naučit něco nového ? Tak jsi tu správně vítej u jedniček a nul. <text:s/></text:span><text:span text:style-name="T3"><text:s/></text:span></text:p>
      <text:p text:style-name="Normal"><text:span text:style-name="T4">Zdravím, mé jméno je<text:s/></text:span><text:span text:style-name="T5">václav</text:span><text:span text:style-name="T6"><text:s/>a vítám vás u druhého dílu jedniček a nul. Dnes se budeme bavit o využití tranzistorů v praxi.</text:span></text:p>
      <text:p text:style-name="P7">V minulém dílu jsem se již dotkl využití tranzistorů v praxi ale určitě ne dostatečně v poměru k tomu co všechno tranzistory pro nás usnadnily. Díky objevu tranzistoru už nemusíme mít sálové počítače. Samozřejmě že počítače momentálně vedou svět,<text:s/><text:s/>tím pádem díky tranzistorům máme<text:s/>většinu<text:s/>každodenních technologií. Tranzistory samozřejmě nejsou v počítačích třeba 3 ale je jich tam obrovské množství. I kdyby jste si teď nakoupili součástky a snažili se složit počítač vyloženě z tranzistorů tak jen ten 4 bitový by vám zabral něco okolo metru čtverečního. Proto existují něco jako smd součástky. To jsou zmenšené elektrotechnické součástky jako rezistory, kondenzátory apod.<text:s/>Součástky. Pochopitelně že bylo něco před tranzistory. Konkrétně to byly součástky které se do dnes používají ale jinde a trochu jiným způsobem.<text:s/>Patří mez ně relé a elektronky. Relé je elektromagnetický spínač. Když na něj přivedete jmenovité napětí tak fyzický<text:s/>sepne obvod.<text:s/>Bylo to pomalé<text:s/>a nespolehlivé<text:s/>vzhledem k tomu že<text:s/>se jednalo o fyzické přepínání obvodu. Další byly elektronky<text:s/>a poté přišly tranzistory ze kterých se začaly tvořit tzv.<text:s/>logické hradla, díky kterým poté vznikly<text:s/>klopné obvody<text:s/>a z<text:s/>klopných obvodů<text:s/>vzniknuly integrované<text:s/>obvody, se kterými se setkáváme do dnes.</text:p>
      <text:p text:style-name="P8">Z tranzistorů o kterých jsme se bavili v předchozím dílu<text:s/>můžeme tvořit takzvané logické hradla. Mezi ně patří AND, OR<text:s/>a XOR. Ty hradla ale mají i negované verze ale o těch později.<text:s/>(pravdivostní tabulky) Zde můžeme vidět něco jako je pravdivostní tabulka. Pravdivostní tabulky budete potřebovat u těchto jednoduchých logický hradel pouze do doby, dokud si nezapamatujete co každé z nich dělá. (pravdivostní tabulka ANDU) Zde vidíme že<text:s/>logické hradlo má 2 vstupy a 1 výstup. Tyto 2 vstupy si označíme A a B, výstup si označíme třeba X. Můžeme v tabulce vidět že pokud je vstup A<text:s/>a vstup B na nule což znamená že tam je napětí které v obvodu<text:s/>odpovídá hodnotě 0, napětí může být jakékoliv podle nastavení obvodu,<text:s/>v TTL logice<text:s/>je nula 0-0,8<text:s/>V a jednička<text:s/>2,4-5<text:s/>V.<text:s/><text:s/>V OR logickém hradle se<text:s/>zase zobrazí nula pouze v tom případě že na žadný signál není přivedeno nic. Zní vám tohle trochu povědomě ? To protože AND je násobení a OR je sčítání signálů, poněkud zmatečné to vskutku ale věřte mi že se to naučíte. A pochopitelně je zde ještě XOR<text:s/>to je podle této pravdivostní tabulky Taková kombinace obojího vidíte že pokud je signál jedničky přiveden na vstup A nebo B výstup bude 1<text:s/>ale pokud na žádný přiveden není nebo je signál jedničky na obou výsledný signál bude 0.<text:s/></text:p>
      <text:p text:style-name="Normal"><text:span text:style-name="T9">Už jsem říkal, že logické hradla jsou z tranzistorů. Ale jak jsou vlastně<text:s/></text:span><text:span text:style-name="T10">ty tranzistory v obvodu zapojeny. Když se podíváme na toto schéma, můžeme vidět že ... (popis ANDU, NANDU,...) Už v</text:span><text:span text:style-name="T11">ás slyším jak říkáte: “ale já nemám laboratorní zdroj a součástky aby</text:span><text:span text:style-name="T12">ch si postavil něco takového nedejbůh čítač</text:span><text:span text:style-name="T13">”</text:span><text:span text:style-name="T14"><text:s/>Každý máte doma počítač že ? No tak existuje software z téhle stránky, můžete na ní podpořit tvůrce ale jinak je obsah kompletně zdarma a tento software<text:s/></text:span><text:span text:style-name="T15">se mi skutečně zalíbil no a tu aplikaci vlastně vidíme zde před sebou. Zde máte nějaké menu ale vy jste chytří takže vám asi nemusím vys</text:span><text:span text:style-name="T16">větlovat co zde jaké tlačítko dělá, ale když si otevřete novej projekt tak to začne být méně intuitivní, n</text:span><text:span text:style-name="T17">icméně stále pochopitelné. Když do toho dáte stejnou mozkovou kapacitu jako do<text:s/></text:span><text:span text:style-name="T18">poslouchání špatnej hudby tak by jste o tomhle mohli povídat mě. (vysvětlení funkce programu) No a vidíme že z</text:span><text:span text:style-name="T19">de máme jen AND negační buffer a nějké další věci které pro tento moment necháme být</text:span><text:span text:style-name="T20"><text:s/>ale můžeme si pomocí těchto dvou typů hradel vytvořit další hradlo – OR (vytvoření hradla) poté můžeme pokračovat na jeho znegovanou</text:span><text:span text:style-name="T21"><text:s/>variantu</text:span><text:span text:style-name="T22"><text:s/>a XOR a poté<text:s/></text:span><text:span text:style-name="T23">i na jeho znego</text:span><text:span text:style-name="T24">vanou verzi.</text:span><text:span text:style-name="T25"><text:s/>No to bychom měli a myslím si že by to pro dnešek stačilo. No nic tak zas naslyšenou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áclav Frydrych</meta:initial-creator>
    <dc:creator>Václav Frydrych</dc:creator>
    <meta:creation-date>2025-01-08T07:22:00Z</meta:creation-date>
    <dc:date>2025-01-08T07:22:00Z</dc:date>
    <meta:template xlink:href="Normal.dotm" xlink:type="simple"/>
    <meta:editing-cycles>1</meta:editing-cycles>
    <meta:editing-duration>PT0S</meta:editing-duration>
    <meta:document-statistic meta:page-count="1" meta:paragraph-count="8" meta:word-count="624" meta:character-count="4179" meta:row-count="29" meta:non-whitespace-character-count="3563"/>
  </office:meta>
</office:document-meta>
</file>